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text-properties fo:font-size="11pt" fo:font-weight="bold" style:font-size-asian="11pt" style:font-weight-asian="bold" style:font-size-complex="11pt" style:font-weight-complex="bold"/>
    </style:style>
    <style:style style:name="P3"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Preformatted_20_Text">
      <style:paragraph-properties fo:padding="0.0291in" fo:border-left="none" fo:border-right="none" fo:border-top="none" fo:border-bottom="0.06pt solid #000000" style:join-border="false"/>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3">LinkedIn Interview Experience</text:p>
      <text:p text:style-name="Preformatted_20_Text"/>
      <text:p text:style-name="P2">Starting?</text:p>
      <text:p text:style-name="Preformatted_20_Text"/>
      <text:p text:style-name="Preformatted_20_Text">My experience interviewing with LinkedIn was mostly positive until the background check. Don't worry I don't have anything wrong with my background. I have a clean record and I'm drug free. I am however missing one critical piece of information on my resume. </text:p>
      <text:p text:style-name="Preformatted_20_Text"/>
      <text:p text:style-name="Preformatted_20_Text">I was one of the unfortunate people who decided to get a technical degree at </text:p>
      <text:p text:style-name="Preformatted_20_Text">a school that no longer exists and has no records through the board of accreditations. </text:p>
      <text:p text:style-name="Preformatted_20_Text"/>
      <text:p text:style-name="Preformatted_20_Text">The Board of Accreditations has the school listed as licensed back in in 1996 but </text:p>
      <text:p text:style-name="Preformatted_20_Text">transcripts are not available. </text:p>
      <text:p text:style-name="Preformatted_20_Text"/>
      <text:p text:style-name="Preformatted_20_Text">Please understand this was also a two month interview process. Three phone interviews which were technical. They asked simple questions about TCP/IP, services, PORTS. Connection oriented for Connection less, Trace-route, Firewalls, tcpdump etc...All very typical questions for a network engineer</text:p>
      <text:p text:style-name="Preformatted_20_Text"/>
      <text:p text:style-name="Preformatted_20_Text">I have been asked these questions many times over the past 10 years. The position was for a NOC Engineer at LinkedIn.</text:p>
      <text:p text:style-name="Preformatted_20_Text"/>
      <text:p text:style-name="Preformatted_20_Text">I even made it to the on-site interview. The experience was pleasant. However</text:p>
      <text:p text:style-name="Preformatted_20_Text">I was nervous. These last six months of unemployment has forced me to prove myself</text:p>
      <text:p text:style-name="Preformatted_20_Text">in every aspect. Social, Technical skill, and ability to do the job and work with a team etc...</text:p>
      <text:p text:style-name="Preformatted_20_Text"/>
      <text:p text:style-name="Preformatted_20_Text">LinkedIn was happy with interview process and reported back to the Recruiting company to move forward and bring me on as a contractor. </text:p>
      <text:p text:style-name="Preformatted_20_Text"/>
      <text:p text:style-name="Preformatted_20_Text">I filled out all the HR paperwork with joy and waited as they began performing an extensive background check regarding criminal, Work history, and Education.</text:p>
      <text:p text:style-name="Preformatted_20_Text"/>
      <text:p text:style-name="Preformatted_20_Text">The first background check took two weeks with no results regarding education. They pushed back three more weeks to validate my degree. Still no luck </text:p>
      <text:p text:style-name="Preformatted_20_Text"/>
      <text:p text:style-name="Preformatted_20_Text">They decided to overlook the problem and do another technical interview via collabedit. I had 99.9 percent of the first problem solved with one of my operations out of order, and about 75% of the second problem solved. (Keep in mind this is not even a programming job and I had no time to prepare for this or what to expect). I was supposed to start three weeks earlier.</text:p>
      <text:p text:style-name="Preformatted_20_Text"/>
      <text:p text:style-name="Preformatted_20_Text">The second problem was very comprehensive and we just simply ran out of time. However it should have been enough to prove that I can program. I have been programming for nearly 20 years. But I simply don't test well. </text:p>
      <text:p text:style-name="Preformatted_20_Text"/>
      <text:p text:style-name="Preformatted_20_Text">You can review the code I wrote at github.com/thecount12/linkedin complete with </text:p>
      <text:p text:style-name="Preformatted_20_Text">explanations. </text:p>
      <text:p text:style-name="Preformatted_20_Text"/>
      <text:p text:style-name="Preformatted_20_Text">Several things come to mind while writing this article. The last 9 months I have been questioning discrimination. </text:p>
      <text:p text:style-name="Preformatted_20_Text"/>
      <text:p text:style-name="Preformatted_20_Text">I had to form a consultant company http://raspberrythinktank.com just so I can find work and put food on the table. Which has become increasingly difficult as <text:soft-page-break/>time go's by. </text:p>
      <text:p text:style-name="Preformatted_20_Text"/>
      <text:p text:style-name="Preformatted_20_Text">Every company I interview has a problem. I seem to fall into four categories. </text:p>
      <text:p text:style-name="Preformatted_20_Text"/>
      <text:list xml:id="list1897983190" text:style-name="L1">
        <text:list-item>
          <text:p text:style-name="P1">Technical Experience</text:p>
        </text:list-item>
        <text:list-item>
          <text:p text:style-name="P1">Social </text:p>
        </text:list-item>
        <text:list-item>
          <text:p text:style-name="P1">Age </text:p>
        </text:list-item>
        <text:list-item>
          <text:p text:style-name="P1">chemistry </text:p>
        </text:list-item>
      </text:list>
      <text:p text:style-name="Preformatted_20_Text"/>
      <text:p text:style-name="P2">Technical </text:p>
      <text:p text:style-name="Preformatted_20_Text"/>
      <text:p text:style-name="Preformatted_20_Text">I usually make it past most of the technical interviews. Even some of the coding interviews.</text:p>
      <text:p text:style-name="Preformatted_20_Text"/>
      <text:p text:style-name="Preformatted_20_Text">However there are instances that have proven difficult in the past for very low level 'C' programming jobs that involved bit banging on hardware and encryption cipher 'S' arrays. I'm happy not to do that work. I'm fine doing LAMP development or Full Stack Development in python. </text:p>
      <text:p text:style-name="Preformatted_20_Text"/>
      <text:p text:style-name="Preformatted_20_Text">I have a very diverse background. I started out as an SE working with large systems like Data General, AIX, SUN, IBM System 36/38. I had pulled and terminated cable/fiber.</text:p>
      <text:p text:style-name="Preformatted_20_Text"/>
      <text:p text:style-name="Preformatted_20_Text">I worked for a Systems Integration company and got my feet wet working with Network appliances such as Cisco, Bay Networks, BATM, Nortel, 3COM. </text:p>
      <text:p text:style-name="Preformatted_20_Text"/>
      <text:p text:style-name="Preformatted_20_Text">I even have a CCNA not that it matters considering its expired. However I managed to secure employment with Cisco Systems for a couple of years with an expired certificate. </text:p>
      <text:p text:style-name="Preformatted_20_Text"/>
      <text:p text:style-name="Preformatted_20_Text">I have worked in the capacity of Network Engineer, Security Engineer, Dev-ops, and Programmer. </text:p>
      <text:p text:style-name="Preformatted_20_Text"/>
      <text:p text:style-name="Preformatted_20_Text">In all my roles I developed Tools or web frameworks to support metrics and reporting for multiple teams, departments, or business units. </text:p>
      <text:p text:style-name="Preformatted_20_Text"/>
      <text:p text:style-name="Preformatted_20_Text">I also have references to prove otherwise. I'm also eligible for rehire at any of the companies listed on my resume. <text:s/></text:p>
      <text:p text:style-name="P4"/>
      <text:p text:style-name="Preformatted_20_Text"/>
      <text:p text:style-name="Preformatted_20_Text"/>
      <text:p text:style-name="Preformatted_20_Text"><text:span text:style-name="T2">Social Experience</text:span></text:p>
      <text:p text:style-name="Preformatted_20_Text"/>
      <text:p text:style-name="Preformatted_20_Text">For my social experience I though perhaps I was being discriminated over having Aspergers Syndrome. Keep in mind this is mostly a transparent condition not easily <text:s/>identified by centrally coherent people. I shake hands and make eye contact. Eye contact is the biggest problem that I continually work on. But I manage <text:s text:c="4"/></text:p>
      <text:p text:style-name="Preformatted_20_Text">these well during interviews, meetings, etc. During a real crisis I'm looking down or up into a corner. I might fidget with an object. Its just the way my brain works. I'm problem solving in an analytical way. Little or no emotion. I'm a machine for problem solving. </text:p>
      <text:p text:style-name="Preformatted_20_Text"/>
      <text:p text:style-name="Preformatted_20_Text">This is a true asset for companies. Because I will work day and night to solve the problems with intense focus. Aspergers is very common amongst engineers. </text:p>
      <text:p text:style-name="Preformatted_20_Text"/>
      <text:p text:style-name="Preformatted_20_Text">This should not be a handicap for a technical job. I'm not searching for Jobs in customer relations, HR, Sales, etc...</text:p>
      <text:p text:style-name="P4"><text:soft-page-break/></text:p>
      <text:p text:style-name="Preformatted_20_Text"/>
      <text:p text:style-name="Preformatted_20_Text"><text:span text:style-name="T2">Age</text:span></text:p>
      <text:p text:style-name="Preformatted_20_Text"/>
      <text:p text:style-name="Preformatted_20_Text">I thought perhaps age might be a problem. I am balding, and a bit overweight with Grey in my neatly cut beard. I'm cleanly dressed in jeans and pressed collared shirt. I can quickly throw on a tie and sport jacket. I walk the high line of silicon valley dress code for guys. However I'm 40. I don't think its old</text:p>
      <text:p text:style-name="Preformatted_20_Text">until I'm being interviews by mostly 30 year old managers or less. I am the picture perfect “User Friendly Comic Strip” or the “Dilbert” without glasses. <text:s text:c="2"/></text:p>
      <text:p text:style-name="Preformatted_20_Text"><text:s/></text:p>
      <text:p text:style-name="Preformatted_20_Text">I think I have a lot to offer a company with my years of experience. I prevent crappy products from being developed. </text:p>
      <text:p text:style-name="Preformatted_20_Text"/>
      <text:p text:style-name="Preformatted_20_Text">I consider my self a craftsman of code. It must stand on its own and work efficiently long after I'm gone. This belief doesn't work well in coding interview where I'm asked to solve multiple problems using an algorithm and then improve performance using Big 'O' notation. All in an hour on collabedit. For me writing code quickly produces bad results and doesn't prove your ability to work in triage with other developers. <text:s/></text:p>
      <text:p text:style-name="Preformatted_20_Text"/>
      <text:p text:style-name="Preformatted_20_Text">As an engineer I craft beautiful code that works. Think of this statement in contrast to the endless poorly written applications floating around the world. Perhaps they need more craftsmen developing quality products than college students scripting a solution in an hour. </text:p>
      <text:p text:style-name="P4"/>
      <text:p text:style-name="Preformatted_20_Text"/>
      <text:p text:style-name="Preformatted_20_Text"/>
      <text:p text:style-name="Preformatted_20_Text"><text:span text:style-name="T2">Chemistry </text:span></text:p>
      <text:p text:style-name="Preformatted_20_Text"/>
      <text:p text:style-name="Preformatted_20_Text"/>
      <text:p text:style-name="Preformatted_20_Text">You can always tell if you are the right fit for the company. You might deny yourself that fact when you desperately need the job but you can always tell by meeting the people at the organization you are interviewing for. </text:p>
      <text:p text:style-name="Preformatted_20_Text"/>
      <text:p text:style-name="Preformatted_20_Text">Regardless most companies hire the less talented likable "normal" and "attractive" persons. Most of these silicon valley tech companies are created and founded by less than normal and less than attractive entrepreneurs. </text:p>
      <text:p text:style-name="Preformatted_20_Text"/>
      <text:p text:style-name="Preformatted_20_Text">A lot can be said in this category of chemistry. Make no mistake age, beauty, and sex still by far out weigh experience, and skill. </text:p>
      <text:p text:style-name="Preformatted_20_Text"/>
      <text:p text:style-name="Preformatted_20_Text">As a <text:span text:style-name="T3">Naval Veteran</text:span> and below knee <text:span text:style-name="T3">amputee</text:span> with Aspergers syndrome I miss the mark with regards to beauty or normality. </text:p>
      <text:p text:style-name="Preformatted_20_Text"/>
      <text:p text:style-name="Preformatted_20_Text">However I have a lot to offer. I make every effort I can to blend in. I have a wife and two kids. Family life has has made huge contributions to my efforts to blend into any organization despite my lack of normalcy. </text:p>
      <text:p text:style-name="Preformatted_20_Text"/>
      <text:p text:style-name="Preformatted_20_Text">Family life has given me scripts that I can use to discuss issues such as weather, sports, family activities, and home experiences that have no place at work and are irrelevant to getting real work done.</text:p>
      <text:p text:style-name="Preformatted_20_Text"/>
      <text:p text:style-name="P4">Comparing our children's potentially perfect lives with other co-workers children only create more problems that lead to jealousy or guilt. </text:p>
      <text:p text:style-name="Preformatted_20_Text"/>
      <text:p text:style-name="P2"/>
      <text:p text:style-name="P2"><text:soft-page-break/>Reflection</text:p>
      <text:p text:style-name="Preformatted_20_Text"/>
      <text:p text:style-name="Preformatted_20_Text">Can you imagine sitting there at LinkedIn thinking you got the job. The manager telling you to share this exciting news with your family. </text:p>
      <text:p text:style-name="Preformatted_20_Text"/>
      <text:p text:style-name="Preformatted_20_Text"/>
      <text:p text:style-name="Preformatted_20_Text">All that was left to do was HR paperwork and a final background check. </text:p>
      <text:p text:style-name="Preformatted_20_Text"/>
      <text:p text:style-name="Preformatted_20_Text">Can you imagine all the opportunities I passed up thinking I had the job. I had been out of work over six months barely surviving financially by fixing PC problems or some silly wordpress site. Positions for those missed opportunities have already filled </text:p>
      <text:p text:style-name="Preformatted_20_Text"/>
      <text:p text:style-name="Preformatted_20_Text">I was so excited about working for LinkedIn. I had a great deal of respect for <text:s/>what I considered a professional career oriented platform that was responsible for landing me jobs in the past.</text:p>
      <text:p text:style-name="P4"/>
      <text:p text:style-name="Preformatted_20_Text"/>
      <text:p text:style-name="Preformatted_20_Text"><text:span text:style-name="T2">Lessons Learned</text:span></text:p>
      <text:p text:style-name="Preformatted_20_Text"/>
      <text:p text:style-name="Preformatted_20_Text">Make sure you graduate with a degree from a 4 year well established accredited university. While it might not guarantee you the job the last thing you need is validating something that no longer exists. Trade schools and technology schools are going out of business all the time. That also includes the decline in community colleges and city colleges which have recently been losing accreditation </text:p>
      <text:p text:style-name="Preformatted_20_Text"/>
      <text:p text:style-name="Preformatted_20_Text">No matter how long you have been working in the industry make sure your skills are sharp. There is no room for mistakes. I have walked away from interviews giving the wrong answer and knowing full well what the correct answer was. I second guessed myself while thinking about it on the drive home. </text:p>
      <text:p text:style-name="Preformatted_20_Text"/>
      <text:p text:style-name="Preformatted_20_Text">Coding tests are hard. Not full proof. Simply hard. You never know how its going to be done. White Board, Collabedit, GoogleDoc, or some sort of test engine. </text:p>
      <text:p text:style-name="Preformatted_20_Text">Plenty of college students fail this. My suggestion would be writing in a note book in pseudo code and if possible on a white board. You can only remember so many algorithms. Plenty can be done with sorting and string manipulation regardless of data structures and collections. Analysis and recursion are the key to solving most problems. </text:p>
      <text:p text:style-name="Preformatted_20_Text"/>
      <text:p text:style-name="Preformatted_20_Text">I like to write and test as I go. This doesn't work very well on a white board. Write code everyday and know your language well. </text:p>
      <text:p text:style-name="Preformatted_20_Text"><text:s/></text:p>
      <text:p text:style-name="Preformatted_20_Text">I have a list of software interview resources located on http://www.madscott.org</text:p>
      <text:p text:style-name="Preformatted_20_Text"/>
      <text:p text:style-name="Preformatted_20_Text">I would like to hear your thoughts. </text:p>
      <text:p text:style-name="Preformatted_20_Text"/>
      <text:p text:style-name="Preformatted_20_Text">Cheers</text:p>
      <text:p text:style-name="Preformatted_20_Text"/>
      <text:p text:style-name="Preformatted_20_Text">William Gunnells</text:p>
      <text:p text:style-name="Preformatted_20_Text"><text:a xlink:type="simple" xlink:href="mailto:gunnells@gmail.com">gunnells@gmail.com</text:a></text:p>
      <text:p text:style-name="Preformatted_20_Text"><text:a xlink:type="simple" xlink:href="http://www.raspberrythinktank.com/">http://www.raspberrythinktank.com</text:a></text:p>
      <text:p text:style-name="Preformatted_20_Text"><text: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14T01:59:17</dc:date>
    <meta:generator>LibreOffice/3.5$Linux_X86_64 LibreOffice_project/350m1$Build-2</meta:generator>
    <meta:editing-duration>PT1H1M6S</meta:editing-duration>
    <meta:editing-cycles>5</meta:editing-cycles>
    <meta:document-statistic meta:table-count="0" meta:image-count="0" meta:object-count="0" meta:page-count="4" meta:paragraph-count="74" meta:word-count="1638" meta:character-count="9610" meta:non-whitespace-character-count="7988"/>
  </office:meta>
</office:document-meta>
</file>